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4"/>
    <style:style style:name="P3" style:family="paragraph" style:parent-style-name="Heading_20_1">
      <style:paragraph-properties fo:text-align="center" style:justify-single-word="false"/>
    </style:style>
    <style:style style:name="T1" style:family="text">
      <style:text-properties style:use-window-font-color="true" style:font-name="Times New Roman" fo:font-size="12pt" style:font-name-asian="Verdana" style:font-size-asian="12pt" style:font-name-complex="Verdana"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ahier des charges</text:h>
      <text:p text:style-name="P1"/>
      <text:p text:style-name="Text_20_body">Présentation du sujet : il s'agit pendant ce projet de développer une intelligence artificielle (bot) permettant de jouer au jeu Diplomacy. Nous allons utiliser le framework fournis pas le projet DAIDE (<text:span text:style-name="T1">Diplomacy AI Development Environment), il contient un serveur complet de jeu sur lequel des joueurs humains peuvent affronter d'autres joueurs ou bien des bots (ou des bots contre d'autres bots), il gère toutes les phases de communication (des plus simples aux plus complexes), ainsi qu'une interface de programmation permettant de communiquer facilement avec le serveur. Nous allons utiliser la version Java de l'API car nous nous sentons plus à l'aise sur ce langage qu'avec le C++.</text:span></text:p>
      <text:p text:style-name="Text_20_body"><text:span text:style-name="T1"/></text:p>
      <text:p text:style-name="Text_20_body"><text:span text:style-name="T1">Objectif du projet : </text:span></text:p>
      <text:list xml:id="list1625246236" text:style-name="L4">
        <text:list-item>
          <text:p text:style-name="P2"><text:span text:style-name="T1">Développer un bot fonctionnel</text:span></text:p>
        </text:list-item>
        <text:list-item>
          <text:p text:style-name="P2"><text:span text:style-name="T1">Dans un premier temps sans négociation avec les autres participants, si nous avons le temps nous essaierons d'ajouter la gestion des alliances (press 1).</text:span></text:p>
        </text:list-item>
      </text:list>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21T14:51:53</meta:creation-date>
    <dc:date>2010-05-22T14:56:55</dc:date>
    <meta:editing-duration>PT00H13M10S</meta:editing-duration>
    <meta:editing-cycles>2</meta:editing-cycles>
    <meta:generator>OpenOffice.org/3.2$Unix OpenOffice.org_project/320m12$Build-9483</meta:generator>
    <meta:document-statistic meta:table-count="0" meta:image-count="0" meta:object-count="0" meta:page-count="1" meta:paragraph-count="5" meta:word-count="144" meta:character-count="910"/>
  </office:meta>
</office:document-meta>
</file>